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343118092123401</text:p>
          </table:table-cell>
          <table:table-cell office:value-type="string" calcext:value-type="string">
            <text:p>2025-04-22 14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3456" calcext:value-type="float">
            <text:p>9.36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18092123401</text:p>
          </table:table-cell>
          <table:table-cell office:value-type="string" calcext:value-type="string">
            <text:p>2024-04-23 13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18092123401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824" calcext:value-type="float">
            <text:p>8.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18092123401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2104" calcext:value-type="float">
            <text:p>8.45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18092123401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9968" calcext:value-type="float">
            <text:p>9.64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18092123401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2392" calcext:value-type="float">
            <text:p>9.23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18092123401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3792" calcext:value-type="float">
            <text:p>12.81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18092123401</text:p>
          </table:table-cell>
          <table:table-cell office:value-type="string" calcext:value-type="string">
            <text:p>200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2104" calcext:value-type="float">
            <text:p>12.26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18092123401</text:p>
          </table:table-cell>
          <table:table-cell office:value-type="string" calcext:value-type="string">
            <text:p>199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888" calcext:value-type="float">
            <text:p>10.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18092123401</text:p>
          </table:table-cell>
          <table:table-cell office:value-type="string" calcext:value-type="string">
            <text:p>198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6224" calcext:value-type="float">
            <text:p>7.1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18092123401</text:p>
          </table:table-cell>
          <table:table-cell office:value-type="string" calcext:value-type="string">
            <text:p>198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7992" calcext:value-type="float">
            <text:p>8.31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18092123401</text:p>
          </table:table-cell>
          <table:table-cell office:value-type="string" calcext:value-type="string">
            <text:p>198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7552" calcext:value-type="float">
            <text:p>8.60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18092123401</text:p>
          </table:table-cell>
          <table:table-cell office:value-type="string" calcext:value-type="string">
            <text:p>198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0432" calcext:value-type="float">
            <text:p>8.79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18092123401</text:p>
          </table:table-cell>
          <table:table-cell office:value-type="string" calcext:value-type="string">
            <text:p>198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868" calcext:value-type="float">
            <text:p>8.48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18092123401</text:p>
          </table:table-cell>
          <table:table-cell office:value-type="string" calcext:value-type="string">
            <text:p>198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9472" calcext:value-type="float">
            <text:p>8.72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18092123401</text:p>
          </table:table-cell>
          <table:table-cell office:value-type="string" calcext:value-type="string">
            <text:p>198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6312" calcext:value-type="float">
            <text:p>10.11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18092123401</text:p>
          </table:table-cell>
          <table:table-cell office:value-type="string" calcext:value-type="string">
            <text:p>198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3744" calcext:value-type="float">
            <text:p>10.14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18092123401</text:p>
          </table:table-cell>
          <table:table-cell office:value-type="string" calcext:value-type="string">
            <text:p>198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22" calcext:value-type="float">
            <text:p>9.98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18092123401</text:p>
          </table:table-cell>
          <table:table-cell office:value-type="string" calcext:value-type="string">
            <text:p>198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312" calcext:value-type="float">
            <text:p>9.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18092123401</text:p>
          </table:table-cell>
          <table:table-cell office:value-type="string" calcext:value-type="string">
            <text:p>197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0096" calcext:value-type="float">
            <text:p>9.15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18092123401</text:p>
          </table:table-cell>
          <table:table-cell office:value-type="string" calcext:value-type="string">
            <text:p>197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4064" calcext:value-type="float">
            <text:p>8.89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18092123401</text:p>
          </table:table-cell>
          <table:table-cell office:value-type="string" calcext:value-type="string">
            <text:p>197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1936" calcext:value-type="float">
            <text:p>8.63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18092123401</text:p>
          </table:table-cell>
          <table:table-cell office:value-type="string" calcext:value-type="string">
            <text:p>197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2104" calcext:value-type="float">
            <text:p>8.45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18092123401</text:p>
          </table:table-cell>
          <table:table-cell office:value-type="string" calcext:value-type="string">
            <text:p>197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668" calcext:value-type="float">
            <text:p>7.7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18092123401</text:p>
          </table:table-cell>
          <table:table-cell office:value-type="string" calcext:value-type="string">
            <text:p>197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2088" calcext:value-type="float">
            <text:p>7.5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18092123401</text:p>
          </table:table-cell>
          <table:table-cell office:value-type="string" calcext:value-type="string">
            <text:p>197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3672" calcext:value-type="float">
            <text:p>8.04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18092123401</text:p>
          </table:table-cell>
          <table:table-cell office:value-type="string" calcext:value-type="string">
            <text:p>197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8664" calcext:value-type="float">
            <text:p>7.5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18092123401</text:p>
          </table:table-cell>
          <table:table-cell office:value-type="string" calcext:value-type="string">
            <text:p>197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18092123401</text:p>
          </table:table-cell>
          <table:table-cell office:value-type="string" calcext:value-type="string">
            <text:p>197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7656" calcext:value-type="float">
            <text:p>8.67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18092123401</text:p>
          </table:table-cell>
          <table:table-cell office:value-type="string" calcext:value-type="string">
            <text:p>197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2184" calcext:value-type="float">
            <text:p>9.09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18092123401</text:p>
          </table:table-cell>
          <table:table-cell office:value-type="string" calcext:value-type="string">
            <text:p>197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2792" calcext:value-type="float">
            <text:p>8.62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18092123401</text:p>
          </table:table-cell>
          <table:table-cell office:value-type="string" calcext:value-type="string">
            <text:p>197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5128" calcext:value-type="float">
            <text:p>9.02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18092123401</text:p>
          </table:table-cell>
          <table:table-cell office:value-type="string" calcext:value-type="string">
            <text:p>197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18092123401</text:p>
          </table:table-cell>
          <table:table-cell office:value-type="string" calcext:value-type="string">
            <text:p>196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8744" calcext:value-type="float">
            <text:p>8.23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18092123401</text:p>
          </table:table-cell>
          <table:table-cell office:value-type="string" calcext:value-type="string">
            <text:p>196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7072" calcext:value-type="float">
            <text:p>8.57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18092123401</text:p>
          </table:table-cell>
          <table:table-cell office:value-type="string" calcext:value-type="string">
            <text:p>196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0952" calcext:value-type="float">
            <text:p>9.14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18092123401</text:p>
          </table:table-cell>
          <table:table-cell office:value-type="string" calcext:value-type="string">
            <text:p>196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492" calcext:value-type="float">
            <text:p>8.88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64" meta:object-count="0"/>
    <meta:user-defined meta:name="AppVersion">3.0</meta:user-defined>
  </office:meta>
</office:document-meta>
</file>